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5e5e5e" draw:marker-start-width="0.356cm" draw:marker-end-width="0.356cm" draw:fill="solid" draw:fill-color="#919191" draw:opacity="20%" draw:textarea-horizontal-align="justify" draw:textarea-vertical-align="middle" draw:auto-grow-height="false" fo:min-height="8.506cm" fo:min-width="3.493cm" fo:padding-top="0.175cm" fo:padding-bottom="0.175cm" fo:padding-left="0.3cm" fo:padding-right="0.3cm" draw:shadow-opacity="20%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306cm" fo:min-width="2.79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167cm" fo:min-width="4.273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="Arrow" draw:marker-start-width="0.279cm" draw:marker-end="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369cm" fo:min-width="3.26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1b1b1b" draw:marker-start-width="0.279cm" draw:marker-end-width="0.279cm" draw:fill="none" draw:textarea-horizontal-align="justify" draw:textarea-vertical-align="middle" draw:auto-grow-height="false" fo:min-height="23.946cm" fo:min-width="35.942cm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5e5e5e" draw:marker-start-width="0.356cm" draw:marker-end-width="0.356cm" draw:fill="solid" draw:fill-color="#919191" draw:opacity="20%" draw:textarea-horizontal-align="justify" draw:textarea-vertical-align="middle" draw:auto-grow-height="false" fo:min-height="18.937cm" fo:min-width="30.839cm" fo:padding-top="0.175cm" fo:padding-bottom="0.175cm" fo:padding-left="0.3cm" fo:padding-right="0.3cm" draw:shadow-opacity="20%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102cm" svg:stroke-color="#336d1a" draw:marker-start-width="0.356cm" draw:marker-end-width="0.356cm" draw:fill="solid" draw:fill-color="#336d1a" draw:opacity="20%" draw:textarea-horizontal-align="justify" draw:textarea-vertical-align="middle" draw:auto-grow-height="false" fo:min-height="14.486cm" fo:min-width="20.212cm" fo:padding-top="0.175cm" fo:padding-bottom="0.175cm" fo:padding-left="0.3cm" fo:padding-right="0.3cm" draw:shadow-opacity="20%"/>
      <style:paragraph-properties style:writing-mode="lr-tb"/>
    </style:style>
    <style:style style:name="gr15" style:family="graphic" style:parent-style-name="standard">
      <style:graphic-properties svg:stroke-width="0.102cm" svg:stroke-color="#336d1a" draw:marker-start-width="0.356cm" draw:marker-end-width="0.356cm" draw:fill="solid" draw:fill-color="#ffffff" draw:textarea-horizontal-align="justify" draw:textarea-vertical-align="middle" draw:auto-grow-height="false" fo:min-height="1.812cm" fo:min-width="5.039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02cm" svg:stroke-color="#336d1a" draw:marker-start-width="0.356cm" draw:marker-end-width="0.356cm" draw:fill="solid" draw:fill-color="#919191" draw:opacity="20%" draw:textarea-horizontal-align="justify" draw:textarea-vertical-align="middle" draw:auto-grow-height="false" fo:min-height="5.435cm" fo:min-width="6.275cm" fo:padding-top="0.175cm" fo:padding-bottom="0.175cm" fo:padding-left="0.3cm" fo:padding-right="0.3cm" draw:shadow-opacity="20%"/>
      <style:paragraph-properties style:writing-mode="lr-tb"/>
    </style:style>
    <style:style style:name="gr17" style:family="graphic" style:parent-style-name="standard">
      <style:graphic-properties svg:stroke-width="0.051cm" svg:stroke-color="#336d1a" draw:marker-start-width="0.279cm" draw:marker-end-width="0.279cm" draw:fill="solid" draw:fill-color="#ffffff" draw:textarea-horizontal-align="justify" draw:textarea-vertical-align="middle" draw:auto-grow-height="false" fo:min-height="1.306cm" fo:min-width="5.093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1cm" svg:stroke-color="#336d1a" draw:marker-start-width="0.279cm" draw:marker-end-width="0.279cm" draw:fill="solid" draw:fill-color="#ffffff" draw:textarea-horizontal-align="justify" draw:textarea-vertical-align="middle" draw:auto-grow-height="false" fo:min-height="1.306cm" fo:min-width="5.094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0" style:family="graphic" style:parent-style-name="standard">
      <style:graphic-properties svg:stroke-width="0.102cm" svg:stroke-color="#336d1a" draw:marker-start="Arrow" draw:marker-start-width="0.356cm" draw:marker-end="" draw:marker-end-width="0.356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336d1a" draw:marker-start-width="0.356cm" draw:marker-end-width="0.356cm" draw:fill="solid" draw:fill-color="#ffffff" draw:textarea-horizontal-align="justify" draw:textarea-vertical-align="middle" draw:auto-grow-height="false" fo:min-height="1.806cm" fo:min-width="10.845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919191" draw:opacity="20%"/>
      <style:paragraph-properties fo:text-align="center" style:writing-mode="lr-tb"/>
      <style:text-properties fo:font-size="14pt" style:font-size-asian="18pt" style:font-size-complex="18pt"/>
    </style:style>
    <style:style style:name="P2" style:family="paragraph">
      <style:paragraph-properties fo:text-align="center" style:writing-mode="lr-tb"/>
      <style:text-properties fo:font-size="14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color="#3b3b3b" loext:opacity="100%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336d1a" draw:opacity="20%"/>
      <style:paragraph-properties fo:text-align="center" style:writing-mode="lr-tb"/>
      <style:text-properties fo:font-size="14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3b3b3b" loext:opacity="100%" fo:font-size="18pt" fo:font-weight="bold" style:font-size-asian="18pt" style:font-size-complex="18pt"/>
    </style:style>
    <style:style style:name="T3" style:family="text">
      <style:text-properties fo:color="#336d1a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4" draw:id="id4" draw:layer="layout" svg:width="4.535cm" svg:height="9.298cm" svg:x="18.955cm" svg:y="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9.508cm" svg:y="3.912cm">
            <text:p text:style-name="P2"><text:span text:style-name="T1">piece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9.509cm" svg:y="6.013cm">
            <text:p text:style-name="P2"><text:span text:style-name="T1">models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9.51cm" svg:y="8.114cm">
            <text:p text:style-name="P2"><text:span text:style-name="T1">metadata.js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1" draw:id="id1">
            <draw:custom-shape draw:style-name="gr3" draw:text-style-name="P3" draw:layer="layout" svg:width="4.981cm" svg:height="1.625cm" svg:x="10.868cm" svg:y="15.886cm">
              <text:p text:style-name="P2"><text:span text:style-name="T1">requirements_1.tx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5.636cm" svg:height="1.361cm" svg:x="10.605cm" svg:y="14.971cm">
              <draw:text-box>
                <text:p><text:span text:style-name="T1">Dependency group 1</text:span></text:p>
              </draw:text-box>
            </draw:frame>
          </draw:g>
          <draw:connector draw:style-name="gr5" draw:text-style-name="P5" draw:layer="layout" svg:x1="13.423cm" svg:y1="14.971cm" svg:x2="15.722cm" svg:y2="12.701cm" draw:start-shape="id1" draw:start-glue-point="0" draw:end-shape="id2" draw:end-glue-point="2" svg:d="M13423 14971v-1109h2299v-1161" svg:viewBox="0 0 2300 2271">
            <text:p/>
          </draw:connector>
          <draw:connector draw:style-name="gr5" draw:text-style-name="P5" draw:layer="layout" svg:x1="21.223cm" svg:y1="14.971cm" svg:x2="21.222cm" svg:y2="12.7cm" draw:start-shape="id3" draw:start-glue-point="0" draw:end-shape="id4" draw:end-glue-point="2" svg:d="M21223 14971v-1109h-1v-1162" svg:viewBox="0 0 2 2272">
            <text:p/>
          </draw:connector>
          <draw:g xml:id="id3" draw:id="id3">
            <draw:custom-shape draw:style-name="gr3" draw:text-style-name="P3" draw:layer="layout" svg:width="4.981cm" svg:height="1.625cm" svg:x="18.668cm" svg:y="15.886cm">
              <text:p text:style-name="P2"><text:span text:style-name="T1">Dockerfile_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5.636cm" svg:height="1.361cm" svg:x="18.405cm" svg:y="14.971cm">
              <draw:text-box>
                <text:p><text:span text:style-name="T1">Dependency group 2</text:span></text:p>
              </draw:text-box>
            </draw:frame>
          </draw:g>
          <draw:frame draw:style-name="gr6" draw:text-style-name="P6" draw:layer="layout" svg:width="4.418cm" svg:height="0.962cm" svg:x="8.732cm" svg:y="2.309cm">
            <draw:text-box>
              <text:p>FirstPiece/</text:p>
            </draw:text-box>
          </draw:frame>
          <draw:frame draw:style-name="gr7" draw:text-style-name="P6" draw:layer="layout" svg:width="5.328cm" svg:height="0.962cm" svg:x="13.532cm" svg:y="2.309cm">
            <draw:text-box>
              <text:p>SecondPiece/</text:p>
            </draw:text-box>
          </draw:frame>
          <draw:frame draw:style-name="gr8" draw:text-style-name="P6" draw:layer="layout" svg:width="4.625cm" svg:height="0.962cm" svg:x="19.032cm" svg:y="2.309cm">
            <draw:text-box>
              <text:p>ThirdPiece/</text:p>
            </draw:text-box>
          </draw:frame>
          <draw:custom-shape draw:style-name="gr9" draw:text-style-name="P3" draw:layer="layout" svg:width="3.991cm" svg:height="1.849cm" svg:x="3.054cm" svg:y="3.841cm">
            <text:p text:style-name="P2"><text:span text:style-name="T1">config.to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36.492cm" svg:height="24.246cm" svg:x="0cm" svg:y="-0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517cm" svg:height="1.778cm" svg:x="19.51cm" svg:y="10.215cm">
            <text:p text:style-name="P2"><text:span text:style-name="T1">test_third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2" draw:id="id2" draw:layer="layout" svg:width="4.535cm" svg:height="9.298cm" svg:x="13.455cm" svg:y="3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08cm" svg:y="3.913cm">
            <text:p text:style-name="P2"><text:span text:style-name="T1">piece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09cm" svg:y="6.014cm">
            <text:p text:style-name="P2"><text:span text:style-name="T1">models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1cm" svg:y="8.115cm">
            <text:p text:style-name="P2"><text:span text:style-name="T1">metadata.js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1cm" svg:y="10.216cm">
            <text:p text:style-name="P2"><text:span text:style-name="T1">test_second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5" draw:id="id5" draw:layer="layout" svg:width="4.535cm" svg:height="9.298cm" svg:x="7.955cm" svg:y="3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08cm" svg:y="3.914cm">
            <text:p text:style-name="P2"><text:span text:style-name="T1">piece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09cm" svg:y="6.015cm">
            <text:p text:style-name="P2"><text:span text:style-name="T1">models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1cm" svg:y="8.116cm">
            <text:p text:style-name="P2"><text:span text:style-name="T1">metadata.js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1cm" svg:y="10.217cm">
            <text:p text:style-name="P2"><text:span text:style-name="T1">test_first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5" draw:layer="layout" svg:x1="13.423cm" svg:y1="14.971cm" svg:x2="10.222cm" svg:y2="12.702cm" draw:start-shape="id1" draw:start-glue-point="0" draw:end-shape="id5" draw:end-glue-point="2" svg:d="M13423 14971v-1108h-3201v-1161" svg:viewBox="0 0 3202 2270">
            <text:p/>
          </draw:connector>
          <draw:custom-shape draw:style-name="gr11" draw:text-style-name="P1" draw:layer="layout" svg:width="33.525cm" svg:height="21.373cm" svg:x="1.375cm" svg:y="1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8" draw:layer="layout" svg:width="7.498cm" svg:height="0.963cm" svg:x="25.623cm" svg:y="2.231cm">
            <draw:text-box>
              <text:p><text:span text:style-name="T2">my_pieces_repository</text:span></text:p>
            </draw:text-box>
          </draw:fram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1" draw:text-style-name="P1" draw:layer="layout" svg:width="33.525cm" svg:height="21.373cm" svg:x="1.374cm" svg:y="1.7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36.492cm" svg:height="24.246cm" svg:x="0cm" svg:y="-0.01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22.416cm" svg:height="16.44cm" svg:x="2.476cm" svg:y="2.1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9" draw:id="id9" draw:layer="layout" svg:width="4.535cm" svg:height="9.298cm" svg:x="18.955cm" svg:y="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9.508cm" svg:y="3.912cm">
            <text:p text:style-name="P2"><text:span text:style-name="T1">piece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9.509cm" svg:y="6.013cm">
            <text:p text:style-name="P2"><text:span text:style-name="T1">models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9.51cm" svg:y="8.114cm">
            <text:p text:style-name="P2"><text:span text:style-name="T1">metadata.js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6" draw:id="id6">
            <draw:custom-shape draw:style-name="gr3" draw:text-style-name="P3" draw:layer="layout" svg:width="4.981cm" svg:height="1.625cm" svg:x="10.868cm" svg:y="15.886cm">
              <text:p text:style-name="P2"><text:span text:style-name="T1">requirements_1.tx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5.636cm" svg:height="1.361cm" svg:x="10.605cm" svg:y="14.971cm">
              <draw:text-box>
                <text:p><text:span text:style-name="T1">Dependency group 1</text:span></text:p>
              </draw:text-box>
            </draw:frame>
          </draw:g>
          <draw:connector draw:style-name="gr5" draw:text-style-name="P5" draw:layer="layout" svg:x1="13.423cm" svg:y1="14.971cm" svg:x2="15.722cm" svg:y2="12.701cm" draw:start-shape="id6" draw:start-glue-point="0" draw:end-shape="id7" draw:end-glue-point="2" svg:d="M13423 14971v-1109h2299v-1161" svg:viewBox="0 0 2300 2271">
            <text:p/>
          </draw:connector>
          <draw:connector draw:style-name="gr5" draw:text-style-name="P5" draw:layer="layout" svg:x1="21.223cm" svg:y1="14.971cm" svg:x2="21.222cm" svg:y2="12.7cm" draw:start-shape="id8" draw:start-glue-point="0" draw:end-shape="id9" draw:end-glue-point="2" svg:d="M21223 14971v-1109h-1v-1162" svg:viewBox="0 0 2 2272">
            <text:p/>
          </draw:connector>
          <draw:g xml:id="id8" draw:id="id8">
            <draw:custom-shape draw:style-name="gr3" draw:text-style-name="P3" draw:layer="layout" svg:width="4.981cm" svg:height="1.625cm" svg:x="18.668cm" svg:y="15.886cm">
              <text:p text:style-name="P2"><text:span text:style-name="T1">Dockerfile_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5.636cm" svg:height="1.361cm" svg:x="18.405cm" svg:y="14.971cm">
              <draw:text-box>
                <text:p><text:span text:style-name="T1">Dependency group 2</text:span></text:p>
              </draw:text-box>
            </draw:frame>
          </draw:g>
          <draw:frame draw:style-name="gr6" draw:text-style-name="P6" draw:layer="layout" svg:width="4.418cm" svg:height="0.962cm" svg:x="8.732cm" svg:y="2.309cm">
            <draw:text-box>
              <text:p>FirstPiece/</text:p>
            </draw:text-box>
          </draw:frame>
          <draw:frame draw:style-name="gr7" draw:text-style-name="P6" draw:layer="layout" svg:width="5.328cm" svg:height="0.962cm" svg:x="13.532cm" svg:y="2.309cm">
            <draw:text-box>
              <text:p>SecondPiece/</text:p>
            </draw:text-box>
          </draw:frame>
          <draw:frame draw:style-name="gr8" draw:text-style-name="P6" draw:layer="layout" svg:width="4.625cm" svg:height="0.962cm" svg:x="19.032cm" svg:y="2.309cm">
            <draw:text-box>
              <text:p>ThirdPiece/</text:p>
            </draw:text-box>
          </draw:frame>
          <draw:custom-shape draw:style-name="gr9" draw:text-style-name="P3" draw:layer="layout" svg:width="3.991cm" svg:height="1.849cm" svg:x="3.054cm" svg:y="3.841cm">
            <text:p text:style-name="P2"><text:span text:style-name="T1">config.to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9.51cm" svg:y="10.215cm">
            <text:p text:style-name="P2"><text:span text:style-name="T1">test_third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7" draw:id="id7" draw:layer="layout" svg:width="4.535cm" svg:height="9.298cm" svg:x="13.455cm" svg:y="3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08cm" svg:y="3.913cm">
            <text:p text:style-name="P2"><text:span text:style-name="T1">piece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09cm" svg:y="6.014cm">
            <text:p text:style-name="P2"><text:span text:style-name="T1">models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1cm" svg:y="8.115cm">
            <text:p text:style-name="P2"><text:span text:style-name="T1">metadata.js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14.01cm" svg:y="10.216cm">
            <text:p text:style-name="P2"><text:span text:style-name="T1">test_second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10" draw:id="id10" draw:layer="layout" svg:width="4.535cm" svg:height="9.298cm" svg:x="7.955cm" svg:y="3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08cm" svg:y="3.914cm">
            <text:p text:style-name="P2"><text:span text:style-name="T1">piece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09cm" svg:y="6.015cm">
            <text:p text:style-name="P2"><text:span text:style-name="T1">models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1cm" svg:y="8.116cm">
            <text:p text:style-name="P2"><text:span text:style-name="T1">metadata.js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3.517cm" svg:height="1.778cm" svg:x="8.51cm" svg:y="10.217cm">
            <text:p text:style-name="P2"><text:span text:style-name="T1">test_first.p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5" draw:layer="layout" svg:x1="13.423cm" svg:y1="14.971cm" svg:x2="10.222cm" svg:y2="12.702cm" draw:start-shape="id6" draw:start-glue-point="0" draw:end-shape="id10" draw:end-glue-point="2" svg:d="M13423 14971v-1108h-3201v-1161" svg:viewBox="0 0 3202 2270">
            <text:p/>
          </draw:connector>
          <draw:custom-shape draw:style-name="gr15" draw:text-style-name="P3" xml:id="id12" draw:id="id12" draw:layer="layout" svg:width="5.871cm" svg:height="2.394cm" svg:x="27.657cm" svg:y="11.896cm">
            <text:p text:style-name="P2"><text:span text:style-name="T1">Repository release:</text:span></text:p>
            <text:p text:style-name="P11"><text:span text:style-name="T1">1.2.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" xml:id="id11" draw:id="id11" draw:layer="layout" svg:width="7.499cm" svg:height="6.409cm" svg:x="26.264cm" svg:y="4.4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5.815cm" svg:height="1.778cm" svg:x="27.179cm" svg:y="6.153cm">
            <text:p text:style-name="P2"><text:span text:style-name="T1">dependencies_map.js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3" draw:layer="layout" svg:width="5.816cm" svg:height="1.778cm" svg:x="27.182cm" svg:y="8.355cm">
            <text:p text:style-name="P2"><text:span text:style-name="T1">compiled_metadata.js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6" draw:layer="layout" svg:width="2.932cm" svg:height="0.962cm" svg:x="28.81cm" svg:y="4.604cm">
            <draw:text-box>
              <text:p>.domino/</text:p>
            </draw:text-box>
          </draw:frame>
          <draw:connector draw:style-name="gr20" draw:text-style-name="P5" draw:layer="layout" svg:x1="26.264cm" svg:y1="7.608cm" svg:x2="24.892cm" svg:y2="11.322cm" draw:start-shape="id11" draw:start-glue-point="3" svg:d="M26264 7608h-962v3714h-410" svg:viewBox="0 0 1373 3715">
            <text:p/>
          </draw:connector>
          <draw:connector draw:style-name="gr20" draw:text-style-name="P5" draw:layer="layout" draw:line-skew="-0.684cm" svg:x1="27.657cm" svg:y1="13.093cm" svg:x2="24.892cm" svg:y2="11.322cm" draw:start-shape="id12" draw:start-glue-point="3" svg:d="M27657 13093h-2342v-1771h-423" svg:viewBox="0 0 2766 1772">
            <text:p/>
          </draw:connector>
          <draw:custom-shape draw:style-name="gr21" draw:text-style-name="P3" xml:id="id13" draw:id="id13" draw:layer="layout" svg:width="11.677cm" svg:height="2.388cm" svg:x="4.421cm" svg:y="19.858cm">
            <text:p text:style-name="P2"><text:span text:style-name="T1">Published image:</text:span></text:p>
            <text:p text:style-name="P11"><text:span text:style-name="T1">ghcr.io/my_gh/my_pieces_repository:1.2.0-group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3" xml:id="id14" draw:id="id14" draw:layer="layout" svg:width="11.677cm" svg:height="2.388cm" svg:x="18.621cm" svg:y="19.859cm">
            <text:p text:style-name="P2"><text:span text:style-name="T1">Published image:</text:span></text:p>
            <text:p text:style-name="P11"><text:span text:style-name="T1">ghcr.io/my_gh/my_pieces_repository:1.2.0-group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5" draw:layer="layout" draw:line-skew="0.362cm" svg:x1="10.259cm" svg:y1="19.858cm" svg:x2="13.423cm" svg:y2="17.511cm" draw:start-shape="id13" draw:start-glue-point="0" draw:end-shape="id6" draw:end-glue-point="2" svg:d="M10259 19858v-824h3164v-1523" svg:viewBox="0 0 3165 2348">
            <text:p/>
          </draw:connector>
          <draw:connector draw:style-name="gr20" draw:text-style-name="P5" draw:layer="layout" draw:line-skew="0.263cm" svg:x1="24.459cm" svg:y1="19.859cm" svg:x2="21.223cm" svg:y2="17.511cm" draw:start-shape="id14" draw:start-glue-point="0" draw:end-shape="id8" draw:end-glue-point="2" svg:d="M24459 19859v-923h-3236v-1425" svg:viewBox="0 0 3237 2349">
            <text:p/>
          </draw:connector>
          <draw:frame draw:style-name="gr22" draw:text-style-name="P4" draw:layer="layout" svg:width="7.874cm" svg:height="0.962cm" svg:x="9.055cm" svg:y="0.73cm">
            <draw:text-box>
              <text:p><text:span text:style-name="T3">Apply ‘organize’ action</text:span></text:p>
            </draw:text-box>
          </draw:frame>
          <draw:frame draw:style-name="gr12" draw:text-style-name="P8" draw:layer="layout" svg:width="7.498cm" svg:height="0.963cm" svg:x="25.623cm" svg:y="2.23cm">
            <draw:text-box>
              <text:p><text:span text:style-name="T2">my_pieces_repository</text:span></text:p>
            </draw:text-box>
          </draw:frame>
        </draw:g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9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15cm" fo:margin-bottom="0cm" fo:text-indent="0cm"/>
      <style:text-properties fo:font-size="43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61cm" fo:margin-bottom="0cm" fo:text-indent="0cm"/>
      <style:text-properties fo:font-size="36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07cm" fo:margin-bottom="0cm" fo:text-indent="0cm"/>
      <style:text-properties fo:font-size="30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3cm" fo:margin-bottom="0cm" fo:text-indent="0cm"/>
      <style:text-properties fo:font-size="30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3cm" fo:margin-bottom="0cm" fo:text-indent="0cm"/>
      <style:text-properties fo:font-size="30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3cm" fo:margin-bottom="0cm" fo:text-indent="0cm"/>
      <style:text-properties fo:font-size="30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3cm" fo:margin-bottom="0cm" fo:text-indent="0cm"/>
      <style:text-properties fo:font-size="30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3cm" fo:margin-bottom="0cm" fo:text-indent="0cm"/>
      <style:text-properties fo:font-size="30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7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5cm" fo:page-height="24.2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74cm" svg:x="1cm" svg:y="3.285cm"/>
      <draw:page-thumbnail draw:layer="backgroundobjects" svg:width="8.999cm" svg:height="5.974cm" svg:x="1cm" svg:y="11.861cm"/>
      <draw:page-thumbnail draw:layer="backgroundobjects" svg:width="8.999cm" svg:height="5.974cm" svg:x="1cm" svg:y="20.437cm"/>
      <draw:page-thumbnail draw:layer="backgroundobjects" svg:width="8.999cm" svg:height="5.974cm" svg:x="11cm" svg:y="3.285cm"/>
      <draw:page-thumbnail draw:layer="backgroundobjects" svg:width="8.999cm" svg:height="5.974cm" svg:x="11cm" svg:y="11.861cm"/>
      <draw:page-thumbnail draw:layer="backgroundobjects" svg:width="8.999cm" svg:height="5.974cm" svg:x="11cm" svg:y="20.437cm"/>
    </style:handout-master>
    <style:master-page style:name="Default" style:page-layout-name="PM1" draw:style-name="Mdp1">
      <draw:frame presentation:style-name="Default-title" draw:layer="backgroundobjects" svg:width="32.849cm" svg:height="4.045cm" svg:x="1.825cm" svg:y="0.966cm" presentation:class="title" presentation:placeholder="true">
        <draw:text-box/>
      </draw:frame>
      <draw:frame presentation:style-name="Default-outline1" draw:layer="backgroundobjects" svg:width="32.849cm" svg:height="14.053cm" svg:x="1.825cm" svg:y="5.669cm" presentation:class="outline" presentation:placeholder="true">
        <draw:text-box/>
      </draw:frame>
      <draw:frame presentation:style-name="Mpr1" draw:text-style-name="MP2" draw:layer="backgroundobjects" svg:width="8.503cm" svg:height="1.669cm" svg:x="1.825cm" svg:y="22.0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569cm" svg:height="1.669cm" svg:x="12.483cm" svg:y="22.0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503cm" svg:height="1.669cm" svg:x="26.17cm" svg:y="22.0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8T11:00:59.727773577</meta:creation-date>
    <dc:date>2024-01-31T07:19:14.697035525</dc:date>
    <meta:editing-duration>PT22M</meta:editing-duration>
    <meta:editing-cycles>6</meta:editing-cycles>
    <meta:generator>LibreOffice/7.3.7.2$Linux_X86_64 LibreOffice_project/30$Build-2</meta:generator>
    <meta:document-statistic meta:object-count="102"/>
  </office:meta>
</office:document-meta>
</file>